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" style:family="table-cell" style:parent-style-name="Default">
      <style:text-properties fo:color="#00aa00" style:font-name="Courier New" fo:language="none" fo:country="none" fo:font-style="italic" style:font-name-asian="Courier New" style:language-asian="none" style:country-asian="none" style:font-style-asian="italic" style:font-name-complex="Courier New" style:language-complex="none" style:country-complex="none" style:font-style-complex="italic"/>
    </style:style>
    <style:style style:name="T1" style:family="text">
      <style:text-properties fo:color="#00aa00" style:font-name="Courier New" fo:font-style="italic" style:font-name-asian="Courier New" style:font-name-complex="Courier New" style:font-style-asian="italic" style:font-style-complex="italic"/>
    </style:style>
    <style:style style:name="T2" style:family="text">
      <style:text-properties fo:color="#00aa00" style:font-name="Courier New" fo:font-style="italic" style:font-name-asian="Courier New" style:font-name-complex="Courier New" style:font-style-asian="italic" style:font-style-complex="italic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tyle="italic" style:font-name-asian="Courier New" style:font-name-complex="Courier New" style:font-style-asian="italic" style:font-style-complex="italic"/>
    </style:style>
    <style:style style:name="T4" style:family="text">
      <style:text-properties fo:font-style="italic" style:font-name-asian="Courier New" style:font-name-complex="Courier New" style:font-style-asian="italic" style:font-style-complex="italic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table table:name="bignum_128_01.dat - 64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55053233217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40166426582573" calcext:value-type="float">
            <text:p>3,40166426582573</text:p>
          </table:table-cell>
          <table:table-cell table:formula="of:= [.F2]/[.G2]" office:value-type="float" office:value="75.2572799649462" calcext:value-type="float">
            <text:p>75,25727996494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6892350687116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43010734213106" calcext:value-type="float">
            <text:p>3,43010734213106</text:p>
          </table:table-cell>
          <table:table-cell table:formula="of:= [.F3]/[.G3]" office:value-type="float" office:value="74.6332328599816" calcext:value-type="float">
            <text:p>74,63323285998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44907298508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15118822112576" calcext:value-type="float">
            <text:p>3,15118822112576</text:p>
          </table:table-cell>
          <table:table-cell table:formula="of:= [.F4]/[.G4]" office:value-type="float" office:value="81.2391967841718" calcext:value-type="float">
            <text:p>81,23919678417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20650389289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12314318851983" calcext:value-type="float">
            <text:p>3,12314318851983</text:p>
          </table:table-cell>
          <table:table-cell table:formula="of:= [.F5]/[.G5]" office:value-type="float" office:value="81.9687041378745" calcext:value-type="float">
            <text:p>81,96870413787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413825235143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19952902178974" calcext:value-type="float">
            <text:p>3,19952902178974</text:p>
          </table:table-cell>
          <table:table-cell table:formula="of:= [.F6]/[.G6]" office:value-type="float" office:value="80.0117761884841" calcext:value-type="float">
            <text:p>80,01177618848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5724658701207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08138716757791" calcext:value-type="float">
            <text:p>3,08138716757791</text:p>
          </table:table-cell>
          <table:table-cell table:formula="of:= [.F7]/[.G7]" office:value-type="float" office:value="83.0794658631703" calcext:value-type="float">
            <text:p>83,07946586317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8783494309334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672545306863" calcext:value-type="float">
            <text:p>2,7672545306863</text:p>
          </table:table-cell>
          <table:table-cell table:formula="of:= [.F8]/[.G8]" office:value-type="float" office:value="92.5104637687629" calcext:value-type="float">
            <text:p>92,51046376876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33503852260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9698997658598" calcext:value-type="float">
            <text:p>3,89698997658598</text:p>
          </table:table-cell>
          <table:table-cell table:formula="of:= [.F9]/[.G9]" office:value-type="float" office:value="65.6917265731006" calcext:value-type="float">
            <text:p>65,69172657310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04282029886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0997026131686" calcext:value-type="float">
            <text:p>3,50997026131686</text:p>
          </table:table-cell>
          <table:table-cell table:formula="of:= [.F10]/[.G10]" office:value-type="float" office:value="72.9350908813554" calcext:value-type="float">
            <text:p>72,93509088135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1904618821745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11026442784416" calcext:value-type="float">
            <text:p>3,11026442784416</text:p>
          </table:table-cell>
          <table:table-cell table:formula="of:= [.F11]/[.G11]" office:value-type="float" office:value="82.3081142902834" calcext:value-type="float">
            <text:p>82,30811429028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0163654822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31652756314214" calcext:value-type="float">
            <text:p>4,31652756314214</text:p>
          </table:table-cell>
          <table:table-cell table:formula="of:= [.F12]/[.G12]" office:value-type="float" office:value="59.3069304563063" calcext:value-type="float">
            <text:p>59,30693045630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38276596755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20725238645845" calcext:value-type="float">
            <text:p>4,20725238645845</text:p>
          </table:table-cell>
          <table:table-cell table:formula="of:= [.F13]/[.G13]" office:value-type="float" office:value="60.8473123276291" calcext:value-type="float">
            <text:p>60,84731232762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303986521884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.03804865745186" calcext:value-type="float">
            <text:p>5,03804865745186</text:p>
          </table:table-cell>
          <table:table-cell table:formula="of:= [.F14]/[.G14]" office:value-type="float" office:value="50.8133242463521" calcext:value-type="float">
            <text:p>50,81332424635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483201749823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9025194353515" calcext:value-type="float">
            <text:p>3,79025194353515</text:p>
          </table:table-cell>
          <table:table-cell table:formula="of:= [.F15]/[.G15]" office:value-type="float" office:value="67.5416842504749" calcext:value-type="float">
            <text:p>67,5416842504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16434985031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098150011612" calcext:value-type="float">
            <text:p>2,8098150011612</text:p>
          </table:table-cell>
          <table:table-cell table:formula="of:= [.F16]/[.G16]" office:value-type="float" office:value="91.1092011019245" calcext:value-type="float">
            <text:p>91,10920110192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143592195914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5280354650476" calcext:value-type="float">
            <text:p>2,75280354650476</text:p>
          </table:table-cell>
          <table:table-cell table:formula="of:= [.F17]/[.G17]" office:value-type="float" office:value="92.9961022191517" calcext:value-type="float">
            <text:p>92,99610221915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4620728832511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3875188549475" calcext:value-type="float">
            <text:p>2,83875188549475</text:p>
          </table:table-cell>
          <table:table-cell table:formula="of:= [.F18]/[.G18]" office:value-type="float" office:value="90.1804773105006" calcext:value-type="float">
            <text:p>90,18047731050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0603243957835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69665213184892" calcext:value-type="float">
            <text:p>3,69665213184892</text:p>
          </table:table-cell>
          <table:table-cell table:formula="of:= [.F19]/[.G19]" office:value-type="float" office:value="69.2518502875625" calcext:value-type="float">
            <text:p>69,25185028756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35981563494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29227156738532" calcext:value-type="float">
            <text:p>3,29227156738532</text:p>
          </table:table-cell>
          <table:table-cell table:formula="of:= [.F20]/[.G20]" office:value-type="float" office:value="77.7578625457413" calcext:value-type="float">
            <text:p>77,75786254574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4971726580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1020703264533" calcext:value-type="float">
            <text:p>2,51020703264533</text:p>
          </table:table-cell>
          <table:table-cell table:formula="of:= [.F21]/[.G21]" office:value-type="float" office:value="101.983619944774" calcext:value-type="float">
            <text:p>101,9836199447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293978830573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.03597283446603" calcext:value-type="float">
            <text:p>5,03597283446603</text:p>
          </table:table-cell>
          <table:table-cell table:formula="of:= [.F22]/[.G22]" office:value-type="float" office:value="50.8342694479892" calcext:value-type="float">
            <text:p>50,83426944798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1739187825182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4932022294876" calcext:value-type="float">
            <text:p>4,04932022294876</text:p>
          </table:table-cell>
          <table:table-cell table:formula="of:= [.F23]/[.G23]" office:value-type="float" office:value="63.2204878609422" calcext:value-type="float">
            <text:p>63,22048786094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764803462533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1162849919152" calcext:value-type="float">
            <text:p>3,81162849919152</text:p>
          </table:table-cell>
          <table:table-cell table:formula="of:= [.F24]/[.G24]" office:value-type="float" office:value="67.1628937747474" calcext:value-type="float">
            <text:p>67,1628937747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47957412914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6395567788393" calcext:value-type="float">
            <text:p>2,86395567788393</text:p>
          </table:table-cell>
          <table:table-cell table:formula="of:= [.F25]/[.G25]" office:value-type="float" office:value="89.3868581755249" calcext:value-type="float">
            <text:p>89,38685817552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690929813630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42420045030833" calcext:value-type="float">
            <text:p>3,42420045030833</text:p>
          </table:table-cell>
          <table:table-cell table:formula="of:= [.F26]/[.G26]" office:value-type="float" office:value="74.7619783698553" calcext:value-type="float">
            <text:p>74,76197836985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196377064488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26229666103525" calcext:value-type="float">
            <text:p>3,26229666103525</text:p>
          </table:table-cell>
          <table:table-cell table:formula="of:= [.F27]/[.G27]" office:value-type="float" office:value="78.4723238256209" calcext:value-type="float">
            <text:p>78,47232382562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478917141401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41234656563264" calcext:value-type="float">
            <text:p>3,41234656563264</text:p>
          </table:table-cell>
          <table:table-cell table:formula="of:= [.F28]/[.G28]" office:value-type="float" office:value="75.0216881773667" calcext:value-type="float">
            <text:p>75,02168817736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67919491429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2392050753741" calcext:value-type="float">
            <text:p>2,82392050753741</text:p>
          </table:table-cell>
          <table:table-cell table:formula="of:= [.F29]/[.G29]" office:value-type="float" office:value="90.6541098861327" calcext:value-type="float">
            <text:p>90,65410988613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0727894037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98890813425099" calcext:value-type="float">
            <text:p>3,98890813425099</text:p>
          </table:table-cell>
          <table:table-cell table:formula="of:= [.F30]/[.G30]" office:value-type="float" office:value="64.1779633383485" calcext:value-type="float">
            <text:p>64,17796333834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17681091093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20745308530271" calcext:value-type="float">
            <text:p>4,20745308530271</text:p>
          </table:table-cell>
          <table:table-cell table:formula="of:= [.F31]/[.G31]" office:value-type="float" office:value="60.844409862643" calcext:value-type="float">
            <text:p>60,8444098626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31148988140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10187333384036" calcext:value-type="float">
            <text:p>3,10187333384036</text:p>
          </table:table-cell>
          <table:table-cell table:formula="of:= [.F32]/[.G32]" office:value-type="float" office:value="82.5307717137025" calcext:value-type="float">
            <text:p>82,53077171370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43279384945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68821273911603" calcext:value-type="float">
            <text:p>2,68821273911603</text:p>
          </table:table-cell>
          <table:table-cell table:formula="of:= [.F33]/[.G33]" office:value-type="float" office:value="95.2305583092285" calcext:value-type="float">
            <text:p>95,23055830922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89883195962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6596796432968" calcext:value-type="float">
            <text:p>3,6596796432968</text:p>
          </table:table-cell>
          <table:table-cell table:formula="of:= [.F34]/[.G34]" office:value-type="float" office:value="69.9514779849375" calcext:value-type="float">
            <text:p>69,95147798493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37088686300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3713200364328" calcext:value-type="float">
            <text:p>4,03713200364328</text:p>
          </table:table-cell>
          <table:table-cell table:formula="of:= [.F35]/[.G35]" office:value-type="float" office:value="63.4113523583016" calcext:value-type="float">
            <text:p>63,41135235830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2896766800043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9955100516729" calcext:value-type="float">
            <text:p>3,79955100516729</text:p>
          </table:table-cell>
          <table:table-cell table:formula="of:= [.F36]/[.G36]" office:value-type="float" office:value="67.3763820124659" calcext:value-type="float">
            <text:p>67,37638201246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885462272330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8566869926688" calcext:value-type="float">
            <text:p>3,58566869926688</text:p>
          </table:table-cell>
          <table:table-cell table:formula="of:= [.F37]/[.G37]" office:value-type="float" office:value="71.3953299847087" calcext:value-type="float">
            <text:p>71,39532998470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491530290308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60739299024396" calcext:value-type="float">
            <text:p>2,60739299024396</text:p>
          </table:table-cell>
          <table:table-cell table:formula="of:= [.F38]/[.G38]" office:value-type="float" office:value="98.1823610625138" calcext:value-type="float">
            <text:p>98,1823610625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01133757114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94057268815783" calcext:value-type="float">
            <text:p>3,94057268815783</text:p>
          </table:table-cell>
          <table:table-cell table:formula="of:= [.F39]/[.G39]" office:value-type="float" office:value="64.9651764499431" calcext:value-type="float">
            <text:p>64,96517644994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685058094112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63681772714393" calcext:value-type="float">
            <text:p>3,63681772714393</text:p>
          </table:table-cell>
          <table:table-cell table:formula="of:= [.F40]/[.G40]" office:value-type="float" office:value="70.3912099001569" calcext:value-type="float">
            <text:p>70,39120990015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38456373656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40763059754479" calcext:value-type="float">
            <text:p>2,40763059754479</text:p>
          </table:table-cell>
          <table:table-cell table:formula="of:= [.F41]/[.G41]" office:value-type="float" office:value="106.328603840248" calcext:value-type="float">
            <text:p>106,3286038402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26694758142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0549121752673" calcext:value-type="float">
            <text:p>3,0549121752673</text:p>
          </table:table-cell>
          <table:table-cell table:formula="of:= [.F42]/[.G42]" office:value-type="float" office:value="83.7994630656118" calcext:value-type="float">
            <text:p>83,79946306561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220187908493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.00558334388205" calcext:value-type="float">
            <text:p>5,00558334388205</text:p>
          </table:table-cell>
          <table:table-cell table:formula="of:= [.F43]/[.G43]" office:value-type="float" office:value="51.1428903312318" calcext:value-type="float">
            <text:p>51,14289033123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35979281572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9463554820168" calcext:value-type="float">
            <text:p>3,89463554820168</text:p>
          </table:table-cell>
          <table:table-cell table:formula="of:= [.F44]/[.G44]" office:value-type="float" office:value="65.7314392660454" calcext:value-type="float">
            <text:p>65,73143926604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24832814680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0309374879368" calcext:value-type="float">
            <text:p>3,80309374879368</text:p>
          </table:table-cell>
          <table:table-cell table:formula="of:= [.F45]/[.G45]" office:value-type="float" office:value="67.3136180461504" calcext:value-type="float">
            <text:p>67,31361804615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66913594270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19380909252168" calcext:value-type="float">
            <text:p>4,19380909252168</text:p>
          </table:table-cell>
          <table:table-cell table:formula="of:= [.F46]/[.G46]" office:value-type="float" office:value="61.0423589515542" calcext:value-type="float">
            <text:p>61,04235895155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47968237442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9279408114985" calcext:value-type="float">
            <text:p>2,59279408114985</text:p>
          </table:table-cell>
          <table:table-cell table:formula="of:= [.F47]/[.G47]" office:value-type="float" office:value="98.7351837391072" calcext:value-type="float">
            <text:p>98,735183739107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08834400586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9355798733999" calcext:value-type="float">
            <text:p>3,9355798733999</text:p>
          </table:table-cell>
          <table:table-cell table:formula="of:= [.F48]/[.G48]" office:value-type="float" office:value="65.0475935529279" calcext:value-type="float">
            <text:p>65,04759355292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1953934262102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10284500829296" calcext:value-type="float">
            <text:p>4,10284500829296</text:p>
          </table:table-cell>
          <table:table-cell table:formula="of:= [.F49]/[.G49]" office:value-type="float" office:value="62.3957277163906" calcext:value-type="float">
            <text:p>62,39572771639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34711976329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59219054862446" calcext:value-type="float">
            <text:p>4,59219054862446</text:p>
          </table:table-cell>
          <table:table-cell table:formula="of:= [.F50]/[.G50]" office:value-type="float" office:value="55.7468156622294" calcext:value-type="float">
            <text:p>55,74681566222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16926256779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.23378650491535" calcext:value-type="float">
            <text:p>6,23378650491535</text:p>
          </table:table-cell>
          <table:table-cell table:formula="of:= [.F51]/[.G51]" office:value-type="float" office:value="41.0665331252752" calcext:value-type="float">
            <text:p>41,0665331252752</text:p>
          </table:table-cell>
        </table:table-row>
      </table:table>
      <table:table table:name="bignum_128_02.dat - 64 frasco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09936732995642E+0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1474778916473" calcext:value-type="float">
            <text:p>2,51474778916473</text:p>
          </table:table-cell>
          <table:table-cell table:formula="of:= [.F2]/[.G2]" office:value-type="float" office:value="101.79947313326" calcext:value-type="float">
            <text:p>101,799473133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882280929738E+0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65514435084369" calcext:value-type="float">
            <text:p>2,65514435084369</text:p>
          </table:table-cell>
          <table:table-cell table:formula="of:= [.F3]/[.G3]" office:value-type="float" office:value="96.4166034583597" calcext:value-type="float">
            <text:p>96,41660345835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145874576098E+03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31370031118934" calcext:value-type="float">
            <text:p>3,31370031118934</text:p>
          </table:table-cell>
          <table:table-cell table:formula="of:= [.F4]/[.G4]" office:value-type="float" office:value="77.2550248842864" calcext:value-type="float">
            <text:p>77,25502488428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466332692191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02201574748834" calcext:value-type="float">
            <text:p>3,02201574748834</text:p>
          </table:table-cell>
          <table:table-cell table:formula="of:= [.F5]/[.G5]" office:value-type="float" office:value="84.7116697564422" calcext:value-type="float">
            <text:p>84,71166975644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0795529827362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30054913020673" calcext:value-type="float">
            <text:p>4,30054913020673</text:p>
          </table:table-cell>
          <table:table-cell table:formula="of:= [.F6]/[.G6]" office:value-type="float" office:value="59.5272818073105" calcext:value-type="float">
            <text:p>59,52728180731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221220521309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26802892015437" calcext:value-type="float">
            <text:p>3,26802892015437</text:p>
          </table:table-cell>
          <table:table-cell table:formula="of:= [.F7]/[.G7]" office:value-type="float" office:value="78.3346800945407" calcext:value-type="float">
            <text:p>78,33468009454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137371231324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0017252546461" calcext:value-type="float">
            <text:p>3,50017252546461</text:p>
          </table:table-cell>
          <table:table-cell table:formula="of:= [.F8]/[.G8]" office:value-type="float" office:value="73.1392518904533" calcext:value-type="float">
            <text:p>73,13925189045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04122930368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97659394736522" calcext:value-type="float">
            <text:p>2,97659394736522</text:p>
          </table:table-cell>
          <table:table-cell table:formula="of:= [.F9]/[.G9]" office:value-type="float" office:value="86.0043407084808" calcext:value-type="float">
            <text:p>86,00434070848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5620112750185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5145591702191" calcext:value-type="float">
            <text:p>2,55145591702191</text:p>
          </table:table-cell>
          <table:table-cell table:formula="of:= [.F10]/[.G10]" office:value-type="float" office:value="100.33487088376" calcext:value-type="float">
            <text:p>100,334870883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8771784559323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20749159725579" calcext:value-type="float">
            <text:p>3,20749159725579</text:p>
          </table:table-cell>
          <table:table-cell table:formula="of:= [.F11]/[.G11]" office:value-type="float" office:value="79.8131475134725" calcext:value-type="float">
            <text:p>79,81314751347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35028184213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96975855790542" calcext:value-type="float">
            <text:p>2,96975855790542</text:p>
          </table:table-cell>
          <table:table-cell table:formula="of:= [.F12]/[.G12]" office:value-type="float" office:value="86.2022938930623" calcext:value-type="float">
            <text:p>86,20229389306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242396806528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1401783175325" calcext:value-type="float">
            <text:p>2,51401783175325</text:p>
          </table:table-cell>
          <table:table-cell table:formula="of:= [.F13]/[.G13]" office:value-type="float" office:value="101.829031109723" calcext:value-type="float">
            <text:p>101,8290311097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4640723781786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34357354620518" calcext:value-type="float">
            <text:p>3,34357354620518</text:p>
          </table:table-cell>
          <table:table-cell table:formula="of:= [.F14]/[.G14]" office:value-type="float" office:value="76.5647880814674" calcext:value-type="float">
            <text:p>76,56478808146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7970465201837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9636025900433" calcext:value-type="float">
            <text:p>4,09636025900433</text:p>
          </table:table-cell>
          <table:table-cell table:formula="of:= [.F15]/[.G15]" office:value-type="float" office:value="62.4945033672951" calcext:value-type="float">
            <text:p>62,49450336729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2856446606637E+037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4360784871628" calcext:value-type="float">
            <text:p>3,74360784871628</text:p>
          </table:table-cell>
          <table:table-cell table:formula="of:= [.F16]/[.G16]" office:value-type="float" office:value="68.3832309219527" calcext:value-type="float">
            <text:p>68,38323092195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084644918519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47828192202343" calcext:value-type="float">
            <text:p>4,47828192202343</text:p>
          </table:table-cell>
          <table:table-cell table:formula="of:= [.F17]/[.G17]" office:value-type="float" office:value="57.1647798100954" calcext:value-type="float">
            <text:p>57,16477981009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770989826837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6460693153298" calcext:value-type="float">
            <text:p>2,86460693153298</text:p>
          </table:table-cell>
          <table:table-cell table:formula="of:= [.F18]/[.G18]" office:value-type="float" office:value="89.3665365331651" calcext:value-type="float">
            <text:p>89,36653653316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31203728210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0275032475363" calcext:value-type="float">
            <text:p>3,80275032475363</text:p>
          </table:table-cell>
          <table:table-cell table:formula="of:= [.F19]/[.G19]" office:value-type="float" office:value="67.3196970975436" calcext:value-type="float">
            <text:p>67,31969709754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061497974213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95841022365185" calcext:value-type="float">
            <text:p>4,95841022365185</text:p>
          </table:table-cell>
          <table:table-cell table:formula="of:= [.F20]/[.G20]" office:value-type="float" office:value="51.6294514679056" calcext:value-type="float">
            <text:p>51,62945146790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32947592252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3367335952948" calcext:value-type="float">
            <text:p>3,73367335952948</text:p>
          </table:table-cell>
          <table:table-cell table:formula="of:= [.F21]/[.G21]" office:value-type="float" office:value="68.5651837610833" calcext:value-type="float">
            <text:p>68,56518376108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260789770763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20517449754415" calcext:value-type="float">
            <text:p>4,20517449754415</text:p>
          </table:table-cell>
          <table:table-cell table:formula="of:= [.F22]/[.G22]" office:value-type="float" office:value="60.877378608071" calcext:value-type="float">
            <text:p>60,8773786080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353939110224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69647850997428" calcext:value-type="float">
            <text:p>2,69647850997428</text:p>
          </table:table-cell>
          <table:table-cell table:formula="of:= [.F23]/[.G23]" office:value-type="float" office:value="94.9386390631542" calcext:value-type="float">
            <text:p>94,93863906315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66611817018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31299996898761" calcext:value-type="float">
            <text:p>4,31299996898761</text:p>
          </table:table-cell>
          <table:table-cell table:formula="of:= [.F24]/[.G24]" office:value-type="float" office:value="59.3554374775687" calcext:value-type="float">
            <text:p>59,35543747756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48330490451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226778724122" calcext:value-type="float">
            <text:p>4,0226778724122</text:p>
          </table:table-cell>
          <table:table-cell table:formula="of:= [.F25]/[.G25]" office:value-type="float" office:value="63.6391995878332" calcext:value-type="float">
            <text:p>63,63919958783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170900028612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2639207194121" calcext:value-type="float">
            <text:p>2,52639207194121</text:p>
          </table:table-cell>
          <table:table-cell table:formula="of:= [.F26]/[.G26]" office:value-type="float" office:value="101.33027365119" calcext:value-type="float">
            <text:p>101,330273651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03286562273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9652783676638" calcext:value-type="float">
            <text:p>2,59652783676638</text:p>
          </table:table-cell>
          <table:table-cell table:formula="of:= [.F27]/[.G27]" office:value-type="float" office:value="98.5932044999036" calcext:value-type="float">
            <text:p>98,59320449990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6990735577372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38632237166972" calcext:value-type="float">
            <text:p>3,38632237166972</text:p>
          </table:table-cell>
          <table:table-cell table:formula="of:= [.F28]/[.G28]" office:value-type="float" office:value="75.5982366421222" calcext:value-type="float">
            <text:p>75,59823664212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5889742099852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98466586820462" calcext:value-type="float">
            <text:p>3,98466586820462</text:p>
          </table:table-cell>
          <table:table-cell table:formula="of:= [.F29]/[.G29]" office:value-type="float" office:value="64.2462902705934" calcext:value-type="float">
            <text:p>64,2462902705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33669735776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1774276761636" calcext:value-type="float">
            <text:p>3,51774276761636</text:p>
          </table:table-cell>
          <table:table-cell table:formula="of:= [.F30]/[.G30]" office:value-type="float" office:value="72.7739396856089" calcext:value-type="float">
            <text:p>72,7739396856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251099588094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86739474860759" calcext:value-type="float">
            <text:p>3,86739474860759</text:p>
          </table:table-cell>
          <table:table-cell table:formula="of:= [.F31]/[.G31]" office:value-type="float" office:value="66.1944323351449" calcext:value-type="float">
            <text:p>66,19443233514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34513053185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7344492590276" calcext:value-type="float">
            <text:p>2,77344492590276</text:p>
          </table:table-cell>
          <table:table-cell table:formula="of:= [.F32]/[.G32]" office:value-type="float" office:value="92.3039782074171" calcext:value-type="float">
            <text:p>92,30397820741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186580149935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1743853254161" calcext:value-type="float">
            <text:p>3,71743853254161</text:p>
          </table:table-cell>
          <table:table-cell table:formula="of:= [.F33]/[.G33]" office:value-type="float" office:value="68.8646221743909" calcext:value-type="float">
            <text:p>68,86462217439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690970855370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61647991912048" calcext:value-type="float">
            <text:p>3,61647991912048</text:p>
          </table:table-cell>
          <table:table-cell table:formula="of:= [.F34]/[.G34]" office:value-type="float" office:value="70.7870652472083" calcext:value-type="float">
            <text:p>70,78706524720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75107010485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54461936323176" calcext:value-type="float">
            <text:p>2,54461936323176</text:p>
          </table:table-cell>
          <table:table-cell table:formula="of:= [.F35]/[.G35]" office:value-type="float" office:value="100.604437622007" calcext:value-type="float">
            <text:p>100,6044376220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052454901789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2691006138027" calcext:value-type="float">
            <text:p>3,52691006138027</text:p>
          </table:table-cell>
          <table:table-cell table:formula="of:= [.F36]/[.G36]" office:value-type="float" office:value="72.5847825843944" calcext:value-type="float">
            <text:p>72,58478258439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295234926841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27858996653073" calcext:value-type="float">
            <text:p>3,27858996653073</text:p>
          </table:table-cell>
          <table:table-cell table:formula="of:= [.F37]/[.G37]" office:value-type="float" office:value="78.0823471716071" calcext:value-type="float">
            <text:p>78,08234717160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19994422252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14632882061141" calcext:value-type="float">
            <text:p>4,14632882061141</text:p>
          </table:table-cell>
          <table:table-cell table:formula="of:= [.F38]/[.G38]" office:value-type="float" office:value="61.7413647290643" calcext:value-type="float">
            <text:p>61,74136472906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5915395556639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9745246830669" calcext:value-type="float">
            <text:p>3,79745246830669</text:p>
          </table:table-cell>
          <table:table-cell table:formula="of:= [.F39]/[.G39]" office:value-type="float" office:value="67.413615347805" calcext:value-type="float">
            <text:p>67,4136153478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42747722241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7656453549602" calcext:value-type="float">
            <text:p>2,77656453549602</text:p>
          </table:table-cell>
          <table:table-cell table:formula="of:= [.F40]/[.G40]" office:value-type="float" office:value="92.2002700557676" calcext:value-type="float">
            <text:p>92,20027005576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095573988755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40191474887674" calcext:value-type="float">
            <text:p>3,40191474887674</text:p>
          </table:table-cell>
          <table:table-cell table:formula="of:= [.F41]/[.G41]" office:value-type="float" office:value="75.2517387699169" calcext:value-type="float">
            <text:p>75,25173876991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1681925731588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3379859860852" calcext:value-type="float">
            <text:p>3,53379859860852</text:p>
          </table:table-cell>
          <table:table-cell table:formula="of:= [.F42]/[.G42]" office:value-type="float" office:value="72.4432909393318" calcext:value-type="float">
            <text:p>72,44329093933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43416923038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50633745154132" calcext:value-type="float">
            <text:p>3,50633745154132</text:p>
          </table:table-cell>
          <table:table-cell table:formula="of:= [.F43]/[.G43]" office:value-type="float" office:value="73.0106567145918" calcext:value-type="float">
            <text:p>73,01065671459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35260730910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6453173920945" calcext:value-type="float">
            <text:p>2,76453173920945</text:p>
          </table:table-cell>
          <table:table-cell table:formula="of:= [.F44]/[.G44]" office:value-type="float" office:value="92.6015774639673" calcext:value-type="float">
            <text:p>92,60157746396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406868409185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82848146885881" calcext:value-type="float">
            <text:p>2,82848146885881</text:p>
          </table:table-cell>
          <table:table-cell table:formula="of:= [.F45]/[.G45]" office:value-type="float" office:value="90.5079290136862" calcext:value-type="float">
            <text:p>90,50792901368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2,9996235803683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2.74747456338767" calcext:value-type="float">
            <text:p>2,74747456338767</text:p>
          </table:table-cell>
          <table:table-cell table:formula="of:= [.F46]/[.G46]" office:value-type="float" office:value="93.1764768312719" calcext:value-type="float">
            <text:p>93,17647683127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20220320316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2292286521291" calcext:value-type="float">
            <text:p>4,02292286521291</text:p>
          </table:table-cell>
          <table:table-cell table:formula="of:= [.F47]/[.G47]" office:value-type="float" office:value="63.6353240112277" calcext:value-type="float">
            <text:p>63,63532401122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651202633826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02285436999687" calcext:value-type="float">
            <text:p>4,02285436999687</text:p>
          </table:table-cell>
          <table:table-cell table:formula="of:= [.F48]/[.G48]" office:value-type="float" office:value="63.6364074994341" calcext:value-type="float">
            <text:p>63,63640749943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099583131724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7098339490232" calcext:value-type="float">
            <text:p>3,7098339490232</text:p>
          </table:table-cell>
          <table:table-cell table:formula="of:= [.F49]/[.G49]" office:value-type="float" office:value="69.0057839562886" calcext:value-type="float">
            <text:p>69,00578395628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0846663664747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.48592733306808" calcext:value-type="float">
            <text:p>4,48592733306808</text:p>
          </table:table-cell>
          <table:table-cell table:formula="of:= [.F50]/[.G50]" office:value-type="float" office:value="57.0673533012655" calcext:value-type="float">
            <text:p>57,06735330126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3857483734591E+03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3.37963851286831" calcext:value-type="float">
            <text:p>3,37963851286831</text:p>
          </table:table-cell>
          <table:table-cell table:formula="of:= [.F51]/[.G51]" office:value-type="float" office:value="75.7477461051691" calcext:value-type="float">
            <text:p>75,7477461051691</text:p>
          </table:table-cell>
        </table:table-row>
      </table:table>
      <table:table table:name="bignum_192_01.dat - 64 frasco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E+5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69659098466381" calcext:value-type="float">
            <text:p>6,69659098466381</text:p>
          </table:table-cell>
          <table:table-cell table:formula="of:=[.F2]/[.G2]" office:value-type="float" office:value="76.4568123053291" calcext:value-type="float">
            <text:p>76,45681230532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E+55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57576347348027" calcext:value-type="float">
            <text:p>4,57576347348027</text:p>
          </table:table-cell>
          <table:table-cell table:formula="of:=[.F3]/[.G3]" office:value-type="float" office:value="111.893895514354" calcext:value-type="float">
            <text:p>111,8938955143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.7771611526946" calcext:value-type="float">
            <text:p>3,7771611526946</text:p>
          </table:table-cell>
          <table:table-cell table:formula="of:=[.F4]/[.G4]" office:value-type="float" office:value="135.551537067658" calcext:value-type="float">
            <text:p>135,5515370676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60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60402753626452" calcext:value-type="float">
            <text:p>6,60402753626452</text:p>
          </table:table-cell>
          <table:table-cell table:formula="of:=[.F5]/[.G5]" office:value-type="float" office:value="77.5284471768884" calcext:value-type="float">
            <text:p>77,52844717688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4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6.728653983188" calcext:value-type="float">
            <text:p>16,728653983188</text:p>
          </table:table-cell>
          <table:table-cell table:formula="of:=[.F6]/[.G6]" office:value-type="float" office:value="30.6061683453164" calcext:value-type="float">
            <text:p>30,60616834531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33058310496968" calcext:value-type="float">
            <text:p>6,33058310496968</text:p>
          </table:table-cell>
          <table:table-cell table:formula="of:=[.F7]/[.G7]" office:value-type="float" office:value="80.8772259222166" calcext:value-type="float">
            <text:p>80,87722592221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5770632244149" calcext:value-type="float">
            <text:p>6,05770632244149</text:p>
          </table:table-cell>
          <table:table-cell table:formula="of:=[.F8]/[.G8]" office:value-type="float" office:value="84.5204393787192" calcext:value-type="float">
            <text:p>84,5204393787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949124891431" calcext:value-type="float">
            <text:p>4,8949124891431</text:p>
          </table:table-cell>
          <table:table-cell table:formula="of:=[.F9]/[.G9]" office:value-type="float" office:value="104.598397036845" calcext:value-type="float">
            <text:p>104,5983970368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.36450081084841" calcext:value-type="float">
            <text:p>8,36450081084841</text:p>
          </table:table-cell>
          <table:table-cell table:formula="of:=[.F10]/[.G10]" office:value-type="float" office:value="61.211064662216" calcext:value-type="float">
            <text:p>61,2110646622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33222493435001" calcext:value-type="float">
            <text:p>5,33222493435001</text:p>
          </table:table-cell>
          <table:table-cell table:formula="of:=[.F11]/[.G11]" office:value-type="float" office:value="96.0199553289123" calcext:value-type="float">
            <text:p>96,01995532891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.59547262650132" calcext:value-type="float">
            <text:p>8,59547262650132</text:p>
          </table:table-cell>
          <table:table-cell table:formula="of:=[.F12]/[.G12]" office:value-type="float" office:value="59.5662417004757" calcext:value-type="float">
            <text:p>59,56624170047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.96533668376175" calcext:value-type="float">
            <text:p>8,96533668376175</text:p>
          </table:table-cell>
          <table:table-cell table:formula="of:=[.F13]/[.G13]" office:value-type="float" office:value="57.1088424294592" calcext:value-type="float">
            <text:p>57,10884242945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8220355982241" calcext:value-type="float">
            <text:p>5,8220355982241</text:p>
          </table:table-cell>
          <table:table-cell table:formula="of:=[.F14]/[.G14]" office:value-type="float" office:value="87.9417501597166" calcext:value-type="float">
            <text:p>87,94175015971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5.3364634510898" calcext:value-type="float">
            <text:p>15,3364634510898</text:p>
          </table:table-cell>
          <table:table-cell table:formula="of:=[.F15]/[.G15]" office:value-type="float" office:value="33.3844893011249" calcext:value-type="float">
            <text:p>33,38448930112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19153528031666" calcext:value-type="float">
            <text:p>6,19153528031666</text:p>
          </table:table-cell>
          <table:table-cell table:formula="of:=[.F16]/[.G16]" office:value-type="float" office:value="82.6935447864902" calcext:value-type="float">
            <text:p>82,69354478649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57702650511403" calcext:value-type="float">
            <text:p>7,57702650511403</text:p>
          </table:table-cell>
          <table:table-cell table:formula="of:=[.F17]/[.G17]" office:value-type="float" office:value="67.5726816653514" calcext:value-type="float">
            <text:p>67,57268166535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96040734710178" calcext:value-type="float">
            <text:p>6,96040734710178</text:p>
          </table:table-cell>
          <table:table-cell table:formula="of:=[.F18]/[.G18]" office:value-type="float" office:value="73.5589132169384" calcext:value-type="float">
            <text:p>73,55891321693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27867392791326" calcext:value-type="float">
            <text:p>5,27867392791326</text:p>
          </table:table-cell>
          <table:table-cell table:formula="of:=[.F19]/[.G19]" office:value-type="float" office:value="96.9940570287131" calcext:value-type="float">
            <text:p>96,99405702871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14365216640122" calcext:value-type="float">
            <text:p>4,14365216640122</text:p>
          </table:table-cell>
          <table:table-cell table:formula="of:=[.F20]/[.G20]" office:value-type="float" office:value="123.562494977631" calcext:value-type="float">
            <text:p>123,5624949776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7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31492018817537" calcext:value-type="float">
            <text:p>7,31492018817537</text:p>
          </table:table-cell>
          <table:table-cell table:formula="of:=[.F21]/[.G21]" office:value-type="float" office:value="69.9939284132795" calcext:value-type="float">
            <text:p>69,9939284132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97679414353574" calcext:value-type="float">
            <text:p>4,97679414353574</text:p>
          </table:table-cell>
          <table:table-cell table:formula="of:=[.F22]/[.G22]" office:value-type="float" office:value="102.877471969586" calcext:value-type="float">
            <text:p>102,8774719695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73551481699068" calcext:value-type="float">
            <text:p>5,73551481699068</text:p>
          </table:table-cell>
          <table:table-cell table:formula="of:=[.F23]/[.G23]" office:value-type="float" office:value="89.268359743971" calcext:value-type="float">
            <text:p>89,2683597439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10322841485883" calcext:value-type="float">
            <text:p>7,10322841485883</text:p>
          </table:table-cell>
          <table:table-cell table:formula="of:=[.F24]/[.G24]" office:value-type="float" office:value="72.0799008700012" calcext:value-type="float">
            <text:p>72,07990087000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61264977403327" calcext:value-type="float">
            <text:p>7,61264977403327</text:p>
          </table:table-cell>
          <table:table-cell table:formula="of:=[.F25]/[.G25]" office:value-type="float" office:value="67.2564764172432" calcext:value-type="float">
            <text:p>67,25647641724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7279077294857" calcext:value-type="float">
            <text:p>6,7279077294857</text:p>
          </table:table-cell>
          <table:table-cell table:formula="of:=[.F26]/[.G26]" office:value-type="float" office:value="76.1009247728103" calcext:value-type="float">
            <text:p>76,10092477281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76766625321221" calcext:value-type="float">
            <text:p>5,76766625321221</text:p>
          </table:table-cell>
          <table:table-cell table:formula="of:=[.F27]/[.G27]" office:value-type="float" office:value="88.7707397623518" calcext:value-type="float">
            <text:p>88,77073976235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94323259258382" calcext:value-type="float">
            <text:p>4,94323259258382</text:p>
          </table:table-cell>
          <table:table-cell table:formula="of:=[.F28]/[.G28]" office:value-type="float" office:value="103.575947603222" calcext:value-type="float">
            <text:p>103,5759476032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2523368573904" calcext:value-type="float">
            <text:p>5,12523368573904</text:p>
          </table:table-cell>
          <table:table-cell table:formula="of:=[.F29]/[.G29]" office:value-type="float" office:value="99.8978839588602" calcext:value-type="float">
            <text:p>99,89788395886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66108660581582" calcext:value-type="float">
            <text:p>5,66108660581582</text:p>
          </table:table-cell>
          <table:table-cell table:formula="of:=[.F30]/[.G30]" office:value-type="float" office:value="90.4420009179873" calcext:value-type="float">
            <text:p>90,44200091798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71284677260127" calcext:value-type="float">
            <text:p>6,71284677260127</text:p>
          </table:table-cell>
          <table:table-cell table:formula="of:=[.F31]/[.G31]" office:value-type="float" office:value="76.2716649648174" calcext:value-type="float">
            <text:p>76,27166496481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0127605197436" calcext:value-type="float">
            <text:p>5,10127605197436</text:p>
          </table:table-cell>
          <table:table-cell table:formula="of:=[.F32]/[.G32]" office:value-type="float" office:value="100.367044398987" calcext:value-type="float">
            <text:p>100,367044398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97004406696692" calcext:value-type="float">
            <text:p>5,97004406696692</text:p>
          </table:table-cell>
          <table:table-cell table:formula="of:=[.F33]/[.G33]" office:value-type="float" office:value="85.7615110134558" calcext:value-type="float">
            <text:p>85,76151101345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11432400529861" calcext:value-type="float">
            <text:p>7,11432400529861</text:p>
          </table:table-cell>
          <table:table-cell table:formula="of:=[.F34]/[.G34]" office:value-type="float" office:value="71.967484137449" calcext:value-type="float">
            <text:p>71,9674841374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.35000378673453" calcext:value-type="float">
            <text:p>9,35000378673453</text:p>
          </table:table-cell>
          <table:table-cell table:formula="of:=[.F35]/[.G35]" office:value-type="float" office:value="54.7593361113295" calcext:value-type="float">
            <text:p>54,75933611132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29386444685188" calcext:value-type="float">
            <text:p>7,29386444685188</text:p>
          </table:table-cell>
          <table:table-cell table:formula="of:=[.F36]/[.G36]" office:value-type="float" office:value="70.1959850955258" calcext:value-type="float">
            <text:p>70,19598509552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71318908313055" calcext:value-type="float">
            <text:p>7,71318908313055</text:p>
          </table:table-cell>
          <table:table-cell table:formula="of:=[.F37]/[.G37]" office:value-type="float" office:value="66.379806650895" calcext:value-type="float">
            <text:p>66,3798066508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.09892488175935" calcext:value-type="float">
            <text:p>9,09892488175935</text:p>
          </table:table-cell>
          <table:table-cell table:formula="of:=[.F38]/[.G38]" office:value-type="float" office:value="56.2703843205046" calcext:value-type="float">
            <text:p>56,27038432050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01635006729282" calcext:value-type="float">
            <text:p>5,01635006729282</text:p>
          </table:table-cell>
          <table:table-cell table:formula="of:=[.F39]/[.G39]" office:value-type="float" office:value="102.066242014946" calcext:value-type="float">
            <text:p>102,0662420149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70623309139349" calcext:value-type="float">
            <text:p>6,70623309139349</text:p>
          </table:table-cell>
          <table:table-cell table:formula="of:=[.F40]/[.G40]" office:value-type="float" office:value="76.3468840140794" calcext:value-type="float">
            <text:p>76,34688401407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76728970451441" calcext:value-type="float">
            <text:p>5,76728970451441</text:p>
          </table:table-cell>
          <table:table-cell table:formula="of:=[.F41]/[.G41]" office:value-type="float" office:value="88.7765356401684" calcext:value-type="float">
            <text:p>88,77653564016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34381438839705" calcext:value-type="float">
            <text:p>6,34381438839705</text:p>
          </table:table-cell>
          <table:table-cell table:formula="of:=[.F42]/[.G42]" office:value-type="float" office:value="80.7085404226923" calcext:value-type="float">
            <text:p>80,70854042269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00905910683482" calcext:value-type="float">
            <text:p>4,00905910683482</text:p>
          </table:table-cell>
          <table:table-cell table:formula="of:=[.F43]/[.G43]" office:value-type="float" office:value="127.710763637064" calcext:value-type="float">
            <text:p>127,7107636370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62097783315136" calcext:value-type="float">
            <text:p>5,62097783315136</text:p>
          </table:table-cell>
          <table:table-cell table:formula="of:=[.F44]/[.G44]" office:value-type="float" office:value="91.0873544066177" calcext:value-type="float">
            <text:p>91,08735440661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22632557797365" calcext:value-type="float">
            <text:p>4,22632557797365</text:p>
          </table:table-cell>
          <table:table-cell table:formula="of:=[.F45]/[.G45]" office:value-type="float" office:value="121.14542302855" calcext:value-type="float">
            <text:p>121,145423028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6142646006665" calcext:value-type="float">
            <text:p>5,6142646006665</text:p>
          </table:table-cell>
          <table:table-cell table:formula="of:=[.F46]/[.G46]" office:value-type="float" office:value="91.1962717145924" calcext:value-type="float">
            <text:p>91,19627171459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4385040527515" calcext:value-type="float">
            <text:p>6,4385040527515</text:p>
          </table:table-cell>
          <table:table-cell table:formula="of:=[.F47]/[.G47]" office:value-type="float" office:value="79.5215776529948" calcext:value-type="float">
            <text:p>79,52157765299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20190853298944" calcext:value-type="float">
            <text:p>7,20190853298944</text:p>
          </table:table-cell>
          <table:table-cell table:formula="of:=[.F48]/[.G48]" office:value-type="float" office:value="71.0922663978175" calcext:value-type="float">
            <text:p>71,09226639781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94803029331768" calcext:value-type="float">
            <text:p>6,94803029331768</text:p>
          </table:table-cell>
          <table:table-cell table:formula="of:=[.F49]/[.G49]" office:value-type="float" office:value="73.6899492928838" calcext:value-type="float">
            <text:p>73,6899492928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7313349472032" calcext:value-type="float">
            <text:p>6,07313349472032</text:p>
          </table:table-cell>
          <table:table-cell table:formula="of:=[.F50]/[.G50]" office:value-type="float" office:value="84.3057377950126" calcext:value-type="float">
            <text:p>84,30573779501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00467045952172" calcext:value-type="float">
            <text:p>7,00467045952172</text:p>
          </table:table-cell>
          <table:table-cell table:formula="of:=[.F51]/[.G51]" office:value-type="float" office:value="73.0940881457198" calcext:value-type="float">
            <text:p>73,0940881457198</text:p>
          </table:table-cell>
        </table:table-row>
      </table:table>
      <table:table table:name="bignum_192_02.dat - 64 frasco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4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9103059288226" calcext:value-type="float">
            <text:p>4,89103059288226</text:p>
          </table:table-cell>
          <table:table-cell table:formula="of:=[.F2]/[.G2]" office:value-type="float" office:value="104.681414331183" calcext:value-type="float">
            <text:p>104,68141433118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26262013811536" calcext:value-type="float">
            <text:p>6,26262013811536</text:p>
          </table:table-cell>
          <table:table-cell table:formula="of:=[.F3]/[.G3]" office:value-type="float" office:value="81.7549186615809" calcext:value-type="float">
            <text:p>81,75491866158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09212612369042" calcext:value-type="float">
            <text:p>5,09212612369042</text:p>
          </table:table-cell>
          <table:table-cell table:formula="of:=[.F4]/[.G4]" office:value-type="float" office:value="100.547391710899" calcext:value-type="float">
            <text:p>100,54739171089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65321990583551" calcext:value-type="float">
            <text:p>4,65321990583551</text:p>
          </table:table-cell>
          <table:table-cell table:formula="of:=[.F5]/[.G5]" office:value-type="float" office:value="110.031335367991" calcext:value-type="float">
            <text:p>110,03133536799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5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10695576818046" calcext:value-type="float">
            <text:p>4,10695576818046</text:p>
          </table:table-cell>
          <table:table-cell table:formula="of:=[.F6]/[.G6]" office:value-type="float" office:value="124.666548387697" calcext:value-type="float">
            <text:p>124,66654838769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50740229462947" calcext:value-type="float">
            <text:p>7,50740229462947</text:p>
          </table:table-cell>
          <table:table-cell table:formula="of:=[.F7]/[.G7]" office:value-type="float" office:value="68.1993557700067" calcext:value-type="float">
            <text:p>68,199355770006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77142940593565" calcext:value-type="float">
            <text:p>4,77142940593565</text:p>
          </table:table-cell>
          <table:table-cell table:formula="of:=[.F8]/[.G8]" office:value-type="float" office:value="107.305370454202" calcext:value-type="float">
            <text:p>107,30537045420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E+56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2194528059119" calcext:value-type="float">
            <text:p>6,2194528059119</text:p>
          </table:table-cell>
          <table:table-cell table:formula="of:=[.F9]/[.G9]" office:value-type="float" office:value="82.3223547115461" calcext:value-type="float">
            <text:p>82,322354711546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73345964883631" calcext:value-type="float">
            <text:p>4,73345964883631</text:p>
          </table:table-cell>
          <table:table-cell table:formula="of:=[.F10]/[.G10]" office:value-type="float" office:value="108.166127522788" calcext:value-type="float">
            <text:p>108,16612752278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0373916416558" calcext:value-type="float">
            <text:p>4,80373916416558</text:p>
          </table:table-cell>
          <table:table-cell table:formula="of:=[.F11]/[.G11]" office:value-type="float" office:value="106.583638807736" calcext:value-type="float">
            <text:p>106,58363880773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884015450469" calcext:value-type="float">
            <text:p>4,8884015450469</text:p>
          </table:table-cell>
          <table:table-cell table:formula="of:=[.F12]/[.G12]" office:value-type="float" office:value="104.73771339811" calcext:value-type="float">
            <text:p>104,7377133981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33569925413728" calcext:value-type="float">
            <text:p>6,33569925413728</text:p>
          </table:table-cell>
          <table:table-cell table:formula="of:=[.F13]/[.G13]" office:value-type="float" office:value="80.8119166429275" calcext:value-type="float">
            <text:p>80,811916642927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63446573549357" calcext:value-type="float">
            <text:p>6,63446573549357</text:p>
          </table:table-cell>
          <table:table-cell table:formula="of:=[.F14]/[.G14]" office:value-type="float" office:value="77.1727551867309" calcext:value-type="float">
            <text:p>77,17275518673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3320489355234" calcext:value-type="float">
            <text:p>4,83320489355234</text:p>
          </table:table-cell>
          <table:table-cell table:formula="of:=[.F15]/[.G15]" office:value-type="float" office:value="105.933849542159" calcext:value-type="float">
            <text:p>105,93384954215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4394808319388" calcext:value-type="float">
            <text:p>6,04394808319388</text:p>
          </table:table-cell>
          <table:table-cell table:formula="of:=[.F16]/[.G16]" office:value-type="float" office:value="84.7128388517589" calcext:value-type="float">
            <text:p>84,712838851758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.09756115006125" calcext:value-type="float">
            <text:p>8,09756115006125</text:p>
          </table:table-cell>
          <table:table-cell table:formula="of:=[.F17]/[.G17]" office:value-type="float" office:value="63.2289143004653" calcext:value-type="float">
            <text:p>63,228914300465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.93445202432683" calcext:value-type="float">
            <text:p>3,93445202432683</text:p>
          </table:table-cell>
          <table:table-cell table:formula="of:=[.F18]/[.G18]" office:value-type="float" office:value="130.13248016097" calcext:value-type="float">
            <text:p>130,1324801609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06778633429503" calcext:value-type="float">
            <text:p>5,06778633429503</text:p>
          </table:table-cell>
          <table:table-cell table:formula="of:=[.F19]/[.G19]" office:value-type="float" office:value="101.03030519167" calcext:value-type="float">
            <text:p>101,0303051916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30400985195902" calcext:value-type="float">
            <text:p>5,30400985195902</text:p>
          </table:table-cell>
          <table:table-cell table:formula="of:=[.F20]/[.G20]" office:value-type="float" office:value="96.5307407585026" calcext:value-type="float">
            <text:p>96,530740758502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7844128275828" calcext:value-type="float">
            <text:p>6,07844128275828</text:p>
          </table:table-cell>
          <table:table-cell table:formula="of:=[.F21]/[.G21]" office:value-type="float" office:value="84.2321207333707" calcext:value-type="float">
            <text:p>84,23212073337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6585209043678" calcext:value-type="float">
            <text:p>5,6585209043678</text:p>
          </table:table-cell>
          <table:table-cell table:formula="of:=[.F22]/[.G22]" office:value-type="float" office:value="90.4830093681881" calcext:value-type="float">
            <text:p>90,483009368188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5928019441666" calcext:value-type="float">
            <text:p>5,15928019441666</text:p>
          </table:table-cell>
          <table:table-cell table:formula="of:=[.F23]/[.G23]" office:value-type="float" office:value="99.2386497159203" calcext:value-type="float">
            <text:p>99,23864971592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9984214456842" calcext:value-type="float">
            <text:p>6,09984214456842</text:p>
          </table:table-cell>
          <table:table-cell table:formula="of:=[.F24]/[.G24]" office:value-type="float" office:value="83.9365983357304" calcext:value-type="float">
            <text:p>83,936598335730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.83056488598567" calcext:value-type="float">
            <text:p>3,83056488598567</text:p>
          </table:table-cell>
          <table:table-cell table:formula="of:=[.F25]/[.G25]" office:value-type="float" office:value="133.661748394651" calcext:value-type="float">
            <text:p>133,6617483946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45931970286449" calcext:value-type="float">
            <text:p>5,45931970286449</text:p>
          </table:table-cell>
          <table:table-cell table:formula="of:=[.F26]/[.G26]" office:value-type="float" office:value="93.7845790074091" calcext:value-type="float">
            <text:p>93,784579007409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95070507529137" calcext:value-type="float">
            <text:p>5,95070507529137</text:p>
          </table:table-cell>
          <table:table-cell table:formula="of:=[.F27]/[.G27]" office:value-type="float" office:value="86.0402243972628" calcext:value-type="float">
            <text:p>86,040224397262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68406891012547" calcext:value-type="float">
            <text:p>4,68406891012547</text:p>
          </table:table-cell>
          <table:table-cell table:formula="of:=[.F28]/[.G28]" office:value-type="float" office:value="109.306675419147" calcext:value-type="float">
            <text:p>109,30667541914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80914171668386" calcext:value-type="float">
            <text:p>6,80914171668386</text:p>
          </table:table-cell>
          <table:table-cell table:formula="of:=[.F29]/[.G29]" office:value-type="float" office:value="75.1930303852378" calcext:value-type="float">
            <text:p>75,193030385237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.71535649941355" calcext:value-type="float">
            <text:p>3,71535649941355</text:p>
          </table:table-cell>
          <table:table-cell table:formula="of:=[.F30]/[.G30]" office:value-type="float" office:value="137.806425865409" calcext:value-type="float">
            <text:p>137,8064258654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81573413328758" calcext:value-type="float">
            <text:p>7,81573413328758</text:p>
          </table:table-cell>
          <table:table-cell table:formula="of:=[.F31]/[.G31]" office:value-type="float" office:value="65.5088813499128" calcext:value-type="float">
            <text:p>65,508881349912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33092261831499" calcext:value-type="float">
            <text:p>5,33092261831499</text:p>
          </table:table-cell>
          <table:table-cell table:formula="of:=[.F32]/[.G32]" office:value-type="float" office:value="96.0434124931707" calcext:value-type="float">
            <text:p>96,04341249317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3010084157672" calcext:value-type="float">
            <text:p>5,13010084157672</text:p>
          </table:table-cell>
          <table:table-cell table:formula="of:=[.F33]/[.G33]" office:value-type="float" office:value="99.8031063737606" calcext:value-type="float">
            <text:p>99,803106373760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62720772229628" calcext:value-type="float">
            <text:p>6,62720772229628</text:p>
          </table:table-cell>
          <table:table-cell table:formula="of:=[.F34]/[.G34]" office:value-type="float" office:value="77.257273568995" calcext:value-type="float">
            <text:p>77,25727356899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16959154771267" calcext:value-type="float">
            <text:p>7,16959154771267</text:p>
          </table:table-cell>
          <table:table-cell table:formula="of:=[.F35]/[.G35]" office:value-type="float" office:value="71.4127152980346" calcext:value-type="float">
            <text:p>71,412715298034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12693332400233" calcext:value-type="float">
            <text:p>4,12693332400233</text:p>
          </table:table-cell>
          <table:table-cell table:formula="of:=[.F36]/[.G36]" office:value-type="float" office:value="124.063065672081" calcext:value-type="float">
            <text:p>124,06306567208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35438040893757" calcext:value-type="float">
            <text:p>5,35438040893757</text:p>
          </table:table-cell>
          <table:table-cell table:formula="of:=[.F37]/[.G37]" office:value-type="float" office:value="95.6226418177845" calcext:value-type="float">
            <text:p>95,622641817784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24257258520922" calcext:value-type="float">
            <text:p>6,24257258520922</text:p>
          </table:table-cell>
          <table:table-cell table:formula="of:=[.F38]/[.G38]" office:value-type="float" office:value="82.0174684413125" calcext:value-type="float">
            <text:p>82,017468441312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41179541634234" calcext:value-type="float">
            <text:p>6,41179541634234</text:p>
          </table:table-cell>
          <table:table-cell table:formula="of:=[.F39]/[.G39]" office:value-type="float" office:value="79.8528285377007" calcext:value-type="float">
            <text:p>79,85282853770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6577740307214" calcext:value-type="float">
            <text:p>7,6577740307214</text:p>
          </table:table-cell>
          <table:table-cell table:formula="of:=[.F40]/[.G40]" office:value-type="float" office:value="66.8601603998711" calcext:value-type="float">
            <text:p>66,860160399871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54475458945883" calcext:value-type="float">
            <text:p>6,54475458945883</text:p>
          </table:table-cell>
          <table:table-cell table:formula="of:=[.F41]/[.G41]" office:value-type="float" office:value="78.2305880230623" calcext:value-type="float">
            <text:p>78,230588023062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03962660865166" calcext:value-type="float">
            <text:p>6,03962660865166</text:p>
          </table:table-cell>
          <table:table-cell table:formula="of:=[.F42]/[.G42]" office:value-type="float" office:value="84.7734525949947" calcext:value-type="float">
            <text:p>84,773452594994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3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4032798222529" calcext:value-type="float">
            <text:p>5,14032798222529</text:p>
          </table:table-cell>
          <table:table-cell table:formula="of:=[.F43]/[.G43]" office:value-type="float" office:value="99.6045391987519" calcext:value-type="float">
            <text:p>99,604539198751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82303508251653" calcext:value-type="float">
            <text:p>4,82303508251653</text:p>
          </table:table-cell>
          <table:table-cell table:formula="of:=[.F44]/[.G44]" office:value-type="float" office:value="106.157220762502" calcext:value-type="float">
            <text:p>106,15722076250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7194694753959" calcext:value-type="float">
            <text:p>5,17194694753959</text:p>
          </table:table-cell>
          <table:table-cell table:formula="of:=[.F45]/[.G45]" office:value-type="float" office:value="98.9956016937818" calcext:value-type="float">
            <text:p>98,995601693781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11607145369269" calcext:value-type="float">
            <text:p>5,11607145369269</text:p>
          </table:table-cell>
          <table:table-cell table:formula="of:=[.F46]/[.G46]" office:value-type="float" office:value="100.076788339312" calcext:value-type="float">
            <text:p>100,07678833931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4.17370302349615" calcext:value-type="float">
            <text:p>4,17370302349615</text:p>
          </table:table-cell>
          <table:table-cell table:formula="of:=[.F47]/[.G47]" office:value-type="float" office:value="122.672839231172" calcext:value-type="float">
            <text:p>122,672839231172</text:p>
          </table:table-cell>
          <table:table-cell office:value-type="string" calcext:value-type="string">
            <text:p>64 * 2^192^1/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.47886916745736" calcext:value-type="float">
            <text:p>5,47886916745736</text:p>
          </table:table-cell>
          <table:table-cell table:formula="of:=[.F48]/[.G48]" office:value-type="float" office:value="93.4499409186676" calcext:value-type="float">
            <text:p>93,449940918667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6.31947268742926" calcext:value-type="float">
            <text:p>6,31947268742926</text:p>
          </table:table-cell>
          <table:table-cell table:formula="of:=[.F49]/[.G49]" office:value-type="float" office:value="81.0194181262107" calcext:value-type="float">
            <text:p>81,01941812621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6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8.16991575063424" calcext:value-type="float">
            <text:p>8,16991575063424</text:p>
          </table:table-cell>
          <table:table-cell table:formula="of:=[.F50]/[.G50]" office:value-type="float" office:value="62.6689448982693" calcext:value-type="float">
            <text:p>62,668944898269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2E+57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7.10794217993522" calcext:value-type="float">
            <text:p>7,10794217993522</text:p>
          </table:table-cell>
          <table:table-cell table:formula="of:=[.F51]/[.G51]" office:value-type="float" office:value="72.0320997327902" calcext:value-type="float">
            <text:p>72,0320997327902</text:p>
          </table:table-cell>
          <table:table-cell/>
        </table:table-row>
      </table:table>
      <table:table table:name="bignum_256_01.dat - 64 frasco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float" office:value="3.02218994820391E+075" calcext:value-type="float">
            <text:p>3,02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15914618436985" calcext:value-type="float">
            <text:p>7,15914618436985</text:p>
          </table:table-cell>
          <table:table-cell table:formula="of:=[.F2]/[.G2]" office:value-type="float" office:value="143.033816272063" calcext:value-type="float">
            <text:p>143,0338162720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float" office:value="3.61670209442345E+075" calcext:value-type="float">
            <text:p>3,62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1831106117029" calcext:value-type="float">
            <text:p>9,01831106117029</text:p>
          </table:table-cell>
          <table:table-cell table:formula="of:=[.F3]/[.G3]" office:value-type="float" office:value="113.546759815038" calcext:value-type="float">
            <text:p>113,5467598150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float" office:value="3.84142536119545E+075" calcext:value-type="float">
            <text:p>3,84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.6890005299206" calcext:value-type="float">
            <text:p>12,6890005299206</text:p>
          </table:table-cell>
          <table:table-cell table:formula="of:=[.F4]/[.G4]" office:value-type="float" office:value="80.6998153704394" calcext:value-type="float">
            <text:p>80,69981537043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float" office:value="4.97814455201201E+075" calcext:value-type="float">
            <text:p>4,98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72269385857527" calcext:value-type="float">
            <text:p>7,72269385857527</text:p>
          </table:table-cell>
          <table:table-cell table:formula="of:=[.F5]/[.G5]" office:value-type="float" office:value="132.596218204733" calcext:value-type="float">
            <text:p>132,5962182047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8.15572234863579E+075" calcext:value-type="float">
            <text:p>8,16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58767050077866" calcext:value-type="float">
            <text:p>6,58767050077866</text:p>
          </table:table-cell>
          <table:table-cell table:formula="of:=[.F6]/[.G6]" office:value-type="float" office:value="155.44189708319" calcext:value-type="float">
            <text:p>155,441897083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float" office:value="1.03200554786049E+076" calcext:value-type="float">
            <text:p>1,0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22059268464064" calcext:value-type="float">
            <text:p>6,22059268464064</text:p>
          </table:table-cell>
          <table:table-cell table:formula="of:=[.F7]/[.G7]" office:value-type="float" office:value="164.614539467979" calcext:value-type="float">
            <text:p>164,6145394679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1.1084969656764E+076" calcext:value-type="float">
            <text:p>1,11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5510159447785" calcext:value-type="float">
            <text:p>6,5510159447785</text:p>
          </table:table-cell>
          <table:table-cell table:formula="of:=[.F8]/[.G8]" office:value-type="float" office:value="156.311632979031" calcext:value-type="float">
            <text:p>156,3116329790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float" office:value="1.49248355948623E+076" calcext:value-type="float">
            <text:p>1,4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8968025169375" calcext:value-type="float">
            <text:p>10,8968025169375</text:p>
          </table:table-cell>
          <table:table-cell table:formula="of:=[.F9]/[.G9]" office:value-type="float" office:value="93.9725206920416" calcext:value-type="float">
            <text:p>93,972520692041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float" office:value="1.4972434064572E+076" calcext:value-type="float">
            <text:p>1,5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25561266036645" calcext:value-type="float">
            <text:p>8,25561266036645</text:p>
          </table:table-cell>
          <table:table-cell table:formula="of:=[.F10]/[.G10]" office:value-type="float" office:value="124.036827080808" calcext:value-type="float">
            <text:p>124,0368270808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float" office:value="1.59092399704706E+076" calcext:value-type="float">
            <text:p>1,5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75809033544003" calcext:value-type="float">
            <text:p>9,75809033544003</text:p>
          </table:table-cell>
          <table:table-cell table:formula="of:=[.F11]/[.G11]" office:value-type="float" office:value="104.938565313438" calcext:value-type="float">
            <text:p>104,9385653134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float" office:value="1.63210211673613E+076" calcext:value-type="float">
            <text:p>1,6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27596013119201" calcext:value-type="float">
            <text:p>7,27596013119201</text:p>
          </table:table-cell>
          <table:table-cell table:formula="of:=[.F12]/[.G12]" office:value-type="float" office:value="140.737439669318" calcext:value-type="float">
            <text:p>140,7374396693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float" office:value="2.29437478959135E+076" calcext:value-type="float">
            <text:p>2,2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9331488278402" calcext:value-type="float">
            <text:p>10,9331488278402</text:p>
          </table:table-cell>
          <table:table-cell table:formula="of:=[.F13]/[.G13]" office:value-type="float" office:value="93.6601171468995" calcext:value-type="float">
            <text:p>93,66011714689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float" office:value="2.68614191465057E+076" calcext:value-type="float">
            <text:p>2,6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2165571695958" calcext:value-type="float">
            <text:p>9,02165571695958</text:p>
          </table:table-cell>
          <table:table-cell table:formula="of:=[.F14]/[.G14]" office:value-type="float" office:value="113.50466390277" calcext:value-type="float">
            <text:p>113,504663902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float" office:value="2.75756482826785E+076" calcext:value-type="float">
            <text:p>2,7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83573471120242" calcext:value-type="float">
            <text:p>7,83573471120242</text:p>
          </table:table-cell>
          <table:table-cell table:formula="of:=[.F15]/[.G15]" office:value-type="float" office:value="130.68334211673" calcext:value-type="float">
            <text:p>130,683342116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float" office:value="2.79172499809497E+076" calcext:value-type="float">
            <text:p>2,7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9175339524502" calcext:value-type="float">
            <text:p>10,9175339524502</text:p>
          </table:table-cell>
          <table:table-cell table:formula="of:=[.F16]/[.G16]" office:value-type="float" office:value="93.7940751510267" calcext:value-type="float">
            <text:p>93,79407515102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float" office:value="2.80324842513827E+076" calcext:value-type="float">
            <text:p>2,8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14855899239459" calcext:value-type="float">
            <text:p>7,14855899239459</text:p>
          </table:table-cell>
          <table:table-cell table:formula="of:=[.F17]/[.G17]" office:value-type="float" office:value="143.245652877656" calcext:value-type="float">
            <text:p>143,2456528776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float" office:value="3.18647328921912E+076" calcext:value-type="float">
            <text:p>3,1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18203496101364" calcext:value-type="float">
            <text:p>6,18203496101364</text:p>
          </table:table-cell>
          <table:table-cell table:formula="of:=[.F18]/[.G18]" office:value-type="float" office:value="165.641250244903" calcext:value-type="float">
            <text:p>165,641250244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float" office:value="3.58362480776278E+076" calcext:value-type="float">
            <text:p>3,5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32475225747237" calcext:value-type="float">
            <text:p>8,32475225747237</text:p>
          </table:table-cell>
          <table:table-cell table:formula="of:=[.F19]/[.G19]" office:value-type="float" office:value="123.00666354135" calcext:value-type="float">
            <text:p>123,006663541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float" office:value="3.64613158416881E+076" calcext:value-type="float">
            <text:p>3,6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77882985018967" calcext:value-type="float">
            <text:p>7,77882985018967</text:p>
          </table:table-cell>
          <table:table-cell table:formula="of:=[.F20]/[.G20]" office:value-type="float" office:value="131.639336471029" calcext:value-type="float">
            <text:p>131,6393364710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3.84563037153566E+076" calcext:value-type="float">
            <text:p>3,8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01504998271991" calcext:value-type="float">
            <text:p>6,01504998271991</text:p>
          </table:table-cell>
          <table:table-cell table:formula="of:=[.F21]/[.G21]" office:value-type="float" office:value="170.23964936979" calcext:value-type="float">
            <text:p>170,239649369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float" office:value="3.85347779078763E+076" calcext:value-type="float">
            <text:p>3,8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71733762436153" calcext:value-type="float">
            <text:p>7,71733762436153</text:p>
          </table:table-cell>
          <table:table-cell table:formula="of:=[.F22]/[.G22]" office:value-type="float" office:value="132.688246885495" calcext:value-type="float">
            <text:p>132,6882468854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float" office:value="4.09119407916316E+076" calcext:value-type="float">
            <text:p>4,0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94256094875645" calcext:value-type="float">
            <text:p>6,94256094875645</text:p>
          </table:table-cell>
          <table:table-cell table:formula="of:=[.F23]/[.G23]" office:value-type="float" office:value="147.496004364703" calcext:value-type="float">
            <text:p>147,4960043647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float" office:value="4.49241370601775E+076" calcext:value-type="float">
            <text:p>4,4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1.3130841130624" calcext:value-type="float">
            <text:p>11,3130841130624</text:p>
          </table:table-cell>
          <table:table-cell table:formula="of:=[.F24]/[.G24]" office:value-type="float" office:value="90.5146633549433" calcext:value-type="float">
            <text:p>90,51466335494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5.73022983882175E+076" calcext:value-type="float">
            <text:p>5,7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53090687578272" calcext:value-type="float">
            <text:p>7,53090687578272</text:p>
          </table:table-cell>
          <table:table-cell table:formula="of:=[.F25]/[.G25]" office:value-type="float" office:value="135.972999917566" calcext:value-type="float">
            <text:p>135,9729999175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float" office:value="5.84401413552959E+076" calcext:value-type="float">
            <text:p>5,8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96791712736566" calcext:value-type="float">
            <text:p>6,96791712736566</text:p>
          </table:table-cell>
          <table:table-cell table:formula="of:=[.F26]/[.G26]" office:value-type="float" office:value="146.959267925039" calcext:value-type="float">
            <text:p>146,9592679250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float" office:value="6.10363855089639E+076" calcext:value-type="float">
            <text:p>6,1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04339151793237" calcext:value-type="float">
            <text:p>7,04339151793237</text:p>
          </table:table-cell>
          <table:table-cell table:formula="of:=[.F27]/[.G27]" office:value-type="float" office:value="145.384506511233" calcext:value-type="float">
            <text:p>145,3845065112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float" office:value="6.14686743733764E+076" calcext:value-type="float">
            <text:p>6,1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26192021740938" calcext:value-type="float">
            <text:p>9,26192021740938</text:p>
          </table:table-cell>
          <table:table-cell table:formula="of:=[.F28]/[.G28]" office:value-type="float" office:value="110.560226817244" calcext:value-type="float">
            <text:p>110,5602268172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float" office:value="6.34115654681586E+076" calcext:value-type="float">
            <text:p>6,3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43336113329112" calcext:value-type="float">
            <text:p>8,43336113329112</text:p>
          </table:table-cell>
          <table:table-cell table:formula="of:=[.F29]/[.G29]" office:value-type="float" office:value="121.4225246394" calcext:value-type="float">
            <text:p>121,42252463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float" office:value="6.40287227619987E+076" calcext:value-type="float">
            <text:p>6,4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91961500444979" calcext:value-type="float">
            <text:p>8,91961500444979</text:p>
          </table:table-cell>
          <table:table-cell table:formula="of:=[.F30]/[.G30]" office:value-type="float" office:value="114.803161289938" calcext:value-type="float">
            <text:p>114,8031612899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6.52269000324396E+076" calcext:value-type="float">
            <text:p>6,52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57583921879136" calcext:value-type="float">
            <text:p>7,57583921879136</text:p>
          </table:table-cell>
          <table:table-cell table:formula="of:=[.F31]/[.G31]" office:value-type="float" office:value="135.16654332632" calcext:value-type="float">
            <text:p>135,166543326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6.77539793164084E+076" calcext:value-type="float">
            <text:p>6,7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7215910656513" calcext:value-type="float">
            <text:p>7,7215910656513</text:p>
          </table:table-cell>
          <table:table-cell table:formula="of:=[.F32]/[.G32]" office:value-type="float" office:value="132.615155515702" calcext:value-type="float">
            <text:p>132,615155515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float" office:value="6.88444219490208E+076" calcext:value-type="float">
            <text:p>6,8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1.6127763718733" calcext:value-type="float">
            <text:p>11,6127763718733</text:p>
          </table:table-cell>
          <table:table-cell table:formula="of:=[.F33]/[.G33]" office:value-type="float" office:value="88.1787410011767" calcext:value-type="float">
            <text:p>88,17874100117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7.22315025194013E+076" calcext:value-type="float">
            <text:p>7,22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25988727706153" calcext:value-type="float">
            <text:p>9,25988727706153</text:p>
          </table:table-cell>
          <table:table-cell table:formula="of:=[.F34]/[.G34]" office:value-type="float" office:value="110.584499504291" calcext:value-type="float">
            <text:p>110,5844995042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float" office:value="7.26735956361601E+076" calcext:value-type="float">
            <text:p>7,2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59205572844715" calcext:value-type="float">
            <text:p>7,59205572844715</text:p>
          </table:table-cell>
          <table:table-cell table:formula="of:=[.F35]/[.G35]" office:value-type="float" office:value="134.877829750789" calcext:value-type="float">
            <text:p>134,877829750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float" office:value="7.35750209744696E+076" calcext:value-type="float">
            <text:p>7,3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88957813511654" calcext:value-type="float">
            <text:p>8,88957813511654</text:p>
          </table:table-cell>
          <table:table-cell table:formula="of:=[.F36]/[.G36]" office:value-type="float" office:value="115.191068061474" calcext:value-type="float">
            <text:p>115,191068061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float" office:value="7.52955353123724E+076" calcext:value-type="float">
            <text:p>7,5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46063510153257" calcext:value-type="float">
            <text:p>9,46063510153257</text:p>
          </table:table-cell>
          <table:table-cell table:formula="of:=[.F37]/[.G37]" office:value-type="float" office:value="108.237976521694" calcext:value-type="float">
            <text:p>108,2379765216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float" office:value="7.76915934803865E+076" calcext:value-type="float">
            <text:p>7,7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0883851811599" calcext:value-type="float">
            <text:p>10,0883851811599</text:p>
          </table:table-cell>
          <table:table-cell table:formula="of:=[.F38]/[.G38]" office:value-type="float" office:value="101.502865088094" calcext:value-type="float">
            <text:p>101,5028650880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float" office:value="7.83899476808424E+076" calcext:value-type="float">
            <text:p>7,8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1185457697799" calcext:value-type="float">
            <text:p>9,01185457697799</text:p>
          </table:table-cell>
          <table:table-cell table:formula="of:=[.F39]/[.G39]" office:value-type="float" office:value="113.62810964748" calcext:value-type="float">
            <text:p>113,62810964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float" office:value="7.84197549079445E+076" calcext:value-type="float">
            <text:p>7,8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41600624642231" calcext:value-type="float">
            <text:p>8,41600624642231</text:p>
          </table:table-cell>
          <table:table-cell table:formula="of:=[.F40]/[.G40]" office:value-type="float" office:value="121.672913495675" calcext:value-type="float">
            <text:p>121,6729134956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8.04155688812338E+076" calcext:value-type="float">
            <text:p>8,0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29045505959031" calcext:value-type="float">
            <text:p>7,29045505959031</text:p>
          </table:table-cell>
          <table:table-cell table:formula="of:=[.F41]/[.G41]" office:value-type="float" office:value="140.457624610547" calcext:value-type="float">
            <text:p>140,4576246105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float" office:value="8.31615792464287E+076" calcext:value-type="float">
            <text:p>8,32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71044468375964" calcext:value-type="float">
            <text:p>6,71044468375964</text:p>
          </table:table-cell>
          <table:table-cell table:formula="of:=[.F42]/[.G42]" office:value-type="float" office:value="152.59793475062" calcext:value-type="float">
            <text:p>152,597934750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float" office:value="8.31833266651723E+076" calcext:value-type="float">
            <text:p>8,32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9963769765018" calcext:value-type="float">
            <text:p>10,9963769765018</text:p>
          </table:table-cell>
          <table:table-cell table:formula="of:=[.F43]/[.G43]" office:value-type="float" office:value="93.1215801520982" calcext:value-type="float">
            <text:p>93,12158015209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float" office:value="8.70245466179904E+076" calcext:value-type="float">
            <text:p>8,7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20315855561199" calcext:value-type="float">
            <text:p>8,20315855561199</text:p>
          </table:table-cell>
          <table:table-cell table:formula="of:=[.F44]/[.G44]" office:value-type="float" office:value="124.829965562406" calcext:value-type="float">
            <text:p>124,8299655624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float" office:value="8.79625554281718E+076" calcext:value-type="float">
            <text:p>8,8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46970444623232" calcext:value-type="float">
            <text:p>6,46970444623232</text:p>
          </table:table-cell>
          <table:table-cell table:formula="of:=[.F45]/[.G45]" office:value-type="float" office:value="158.276163696525" calcext:value-type="float">
            <text:p>158,2761636965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float" office:value="8.95125920331865E+076" calcext:value-type="float">
            <text:p>8,9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.8509761739028" calcext:value-type="float">
            <text:p>12,8509761739028</text:p>
          </table:table-cell>
          <table:table-cell table:formula="of:=[.F46]/[.G46]" office:value-type="float" office:value="79.6826627131637" calcext:value-type="float">
            <text:p>79,68266271316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8.9991414919861E+076" calcext:value-type="float">
            <text:p>9,0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96784684439869" calcext:value-type="float">
            <text:p>6,96784684439869</text:p>
          </table:table-cell>
          <table:table-cell table:formula="of:=[.F47]/[.G47]" office:value-type="float" office:value="146.960750267233" calcext:value-type="float">
            <text:p>146,9607502672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float" office:value="9.56017033442754E+076" calcext:value-type="float">
            <text:p>9,5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4866126986921" calcext:value-type="float">
            <text:p>9,04866126986921</text:p>
          </table:table-cell>
          <table:table-cell table:formula="of:=[.F48]/[.G48]" office:value-type="float" office:value="113.165911449219" calcext:value-type="float">
            <text:p>113,1659114492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float" office:value="1.00690898500668E+077" calcext:value-type="float">
            <text:p>1,01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49974421625489" calcext:value-type="float">
            <text:p>9,49974421625489</text:p>
          </table:table-cell>
          <table:table-cell table:formula="of:=[.F49]/[.G49]" office:value-type="float" office:value="107.792375951328" calcext:value-type="float">
            <text:p>107,7923759513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float" office:value="1.01459477333201E+077" calcext:value-type="float">
            <text:p>1,01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1.1814669017752" calcext:value-type="float">
            <text:p>11,1814669017752</text:p>
          </table:table-cell>
          <table:table-cell table:formula="of:=[.F50]/[.G50]" office:value-type="float" office:value="91.5801127880124" calcext:value-type="float">
            <text:p>91,58011278801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1">bignum_256_01.</text:span><text:span text:style-name="T2">dat</text:span>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float" office:value="1.13546705232486E+077" calcext:value-type="float">
            <text:p>1,14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32718880770405" calcext:value-type="float">
            <text:p>8,32718880770405</text:p>
          </table:table-cell>
          <table:table-cell table:formula="of:=[.F51]/[.G51]" office:value-type="float" office:value="122.970671573176" calcext:value-type="float">
            <text:p>122,970671573176</text:p>
          </table:table-cell>
        </table:table-row>
      </table:table>
      <table:table table:name="bignum_256_02.dat - 64 frasco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al algoritmo</text:p>
          </table:table-cell>
          <table:table-cell table:style-name="Default"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33897739956019" calcext:value-type="float">
            <text:p>6,33897739956019</text:p>
          </table:table-cell>
          <table:table-cell table:formula="of:= [.F2]/[.G2]" office:value-type="float" office:value="161.540250967143" calcext:value-type="float">
            <text:p>161,5402509671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58347099846178" calcext:value-type="float">
            <text:p>5,58347099846178</text:p>
          </table:table-cell>
          <table:table-cell table:formula="of:= [.F3]/[.G3]" office:value-type="float" office:value="183.398463121257" calcext:value-type="float">
            <text:p>183,3984631212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2694322361412" calcext:value-type="float">
            <text:p>2,2694322361412</text:p>
          </table:table-cell>
          <table:table-cell table:formula="of:= [.F4]/[.G4]" office:value-type="float" office:value="451.214177578241" calcext:value-type="float">
            <text:p>451,2141775782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8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73618832641468" calcext:value-type="float">
            <text:p>1,73618832641468</text:p>
          </table:table-cell>
          <table:table-cell table:formula="of:= [.F5]/[.G5]" office:value-type="float" office:value="589.797768145702" calcext:value-type="float">
            <text:p>589,797768145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19434453630738" calcext:value-type="float">
            <text:p>3,19434453630738</text:p>
          </table:table-cell>
          <table:table-cell table:formula="of:= [.F6]/[.G6]" office:value-type="float" office:value="320.566547647277" calcext:value-type="float">
            <text:p>320,5665476472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E+7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68376221801457" calcext:value-type="float">
            <text:p>8,68376221801457</text:p>
          </table:table-cell>
          <table:table-cell table:formula="of:= [.F7]/[.G7]" office:value-type="float" office:value="117.921239008099" calcext:value-type="float">
            <text:p>117,9212390080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40237359755742" calcext:value-type="float">
            <text:p>7,40237359755742</text:p>
          </table:table-cell>
          <table:table-cell table:formula="of:= [.F8]/[.G8]" office:value-type="float" office:value="138.334006856651" calcext:value-type="float">
            <text:p>138,3340068566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87913426182851" calcext:value-type="float">
            <text:p>5,87913426182851</text:p>
          </table:table-cell>
          <table:table-cell table:formula="of:= [.F9]/[.G9]" office:value-type="float" office:value="174.175304457415" calcext:value-type="float">
            <text:p>174,1753044574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54014974082857" calcext:value-type="float">
            <text:p>7,54014974082857</text:p>
          </table:table-cell>
          <table:table-cell table:formula="of:= [.F10]/[.G10]" office:value-type="float" office:value="135.806321518421" calcext:value-type="float">
            <text:p>135,8063215184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2780694780119" calcext:value-type="float">
            <text:p>6,2780694780119</text:p>
          </table:table-cell>
          <table:table-cell table:formula="of:= [.F11]/[.G11]" office:value-type="float" office:value="163.107465373938" calcext:value-type="float">
            <text:p>163,1074653739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037818114611" calcext:value-type="float">
            <text:p>2,037818114611</text:p>
          </table:table-cell>
          <table:table-cell table:formula="of:= [.F12]/[.G12]" office:value-type="float" office:value="502.498232132691" calcext:value-type="float">
            <text:p>502,4982321326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1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87258297773017" calcext:value-type="float">
            <text:p>1,87258297773017</text:p>
          </table:table-cell>
          <table:table-cell table:formula="of:= [.F13]/[.G13]" office:value-type="float" office:value="546.838250789415" calcext:value-type="float">
            <text:p>546,8382507894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71695765337038" calcext:value-type="float">
            <text:p>1,71695765337038</text:p>
          </table:table-cell>
          <table:table-cell table:formula="of:= [.F14]/[.G14]" office:value-type="float" office:value="596.403759865535" calcext:value-type="float">
            <text:p>596,4037598655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96604171276219" calcext:value-type="float">
            <text:p>1,96604171276219</text:p>
          </table:table-cell>
          <table:table-cell table:formula="of:= [.F15]/[.G15]" office:value-type="float" office:value="520.843476185117" calcext:value-type="float">
            <text:p>520,8434761851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86826036514093" calcext:value-type="float">
            <text:p>1,86826036514093</text:p>
          </table:table-cell>
          <table:table-cell table:formula="of:= [.F16]/[.G16]" office:value-type="float" office:value="548.103475889323" calcext:value-type="float">
            <text:p>548,1034758893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93314304776291" calcext:value-type="float">
            <text:p>6,93314304776291</text:p>
          </table:table-cell>
          <table:table-cell table:formula="of:= [.F17]/[.G17]" office:value-type="float" office:value="147.696361223992" calcext:value-type="float">
            <text:p>147,6963612239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.49372932397417" calcext:value-type="float">
            <text:p>4,49372932397417</text:p>
          </table:table-cell>
          <table:table-cell table:formula="of:= [.F18]/[.G18]" office:value-type="float" office:value="227.873092964663" calcext:value-type="float">
            <text:p>227,873092964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17701748501344" calcext:value-type="float">
            <text:p>8,17701748501344</text:p>
          </table:table-cell>
          <table:table-cell table:formula="of:= [.F19]/[.G19]" office:value-type="float" office:value="125.229033920589" calcext:value-type="float">
            <text:p>125,2290339205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24391966398686" calcext:value-type="float">
            <text:p>2,24391966398686</text:p>
          </table:table-cell>
          <table:table-cell table:formula="of:= [.F20]/[.G20]" office:value-type="float" office:value="456.344323031877" calcext:value-type="float">
            <text:p>456,3443230318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98495681223948" calcext:value-type="float">
            <text:p>6,98495681223948</text:p>
          </table:table-cell>
          <table:table-cell table:formula="of:= [.F21]/[.G21]" office:value-type="float" office:value="146.600763258218" calcext:value-type="float">
            <text:p>146,6007632582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5956902761749" calcext:value-type="float">
            <text:p>9,05956902761749</text:p>
          </table:table-cell>
          <table:table-cell table:formula="of:= [.F22]/[.G22]" office:value-type="float" office:value="113.029659234165" calcext:value-type="float">
            <text:p>113,0296592341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79836344827279" calcext:value-type="float">
            <text:p>1,79836344827279</text:p>
          </table:table-cell>
          <table:table-cell table:formula="of:= [.F23]/[.G23]" office:value-type="float" office:value="569.406590744204" calcext:value-type="float">
            <text:p>569,4065907442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4146464929323" calcext:value-type="float">
            <text:p>2,4146464929323</text:p>
          </table:table-cell>
          <table:table-cell table:formula="of:= [.F24]/[.G24]" office:value-type="float" office:value="424.078639667239" calcext:value-type="float">
            <text:p>424,078639667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1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12765916430315" calcext:value-type="float">
            <text:p>8,12765916430315</text:p>
          </table:table-cell>
          <table:table-cell table:formula="of:= [.F25]/[.G25]" office:value-type="float" office:value="125.989535153914" calcext:value-type="float">
            <text:p>125,9895351539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37077399785228" calcext:value-type="float">
            <text:p>6,37077399785228</text:p>
          </table:table-cell>
          <table:table-cell table:formula="of:= [.F26]/[.G26]" office:value-type="float" office:value="160.73400191958" calcext:value-type="float">
            <text:p>160,734001919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13055137251436" calcext:value-type="float">
            <text:p>8,13055137251436</text:p>
          </table:table-cell>
          <table:table-cell table:formula="of:= [.F27]/[.G27]" office:value-type="float" office:value="125.944718025111" calcext:value-type="float">
            <text:p>125,9447180251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42457834610924" calcext:value-type="float">
            <text:p>6,42457834610924</text:p>
          </table:table-cell>
          <table:table-cell table:formula="of:= [.F28]/[.G28]" office:value-type="float" office:value="159.387892066121" calcext:value-type="float">
            <text:p>159,3878920661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26096079671057" calcext:value-type="float">
            <text:p>7,26096079671057</text:p>
          </table:table-cell>
          <table:table-cell table:formula="of:= [.F29]/[.G29]" office:value-type="float" office:value="141.028168126717" calcext:value-type="float">
            <text:p>141,0281681267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22656517059965" calcext:value-type="float">
            <text:p>2,22656517059965</text:p>
          </table:table-cell>
          <table:table-cell table:formula="of:= [.F30]/[.G30]" office:value-type="float" office:value="459.901202767948" calcext:value-type="float">
            <text:p>459,9012027679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29442426213438" calcext:value-type="float">
            <text:p>7,29442426213438</text:p>
          </table:table-cell>
          <table:table-cell table:formula="of:= [.F31]/[.G31]" office:value-type="float" office:value="140.381195718985" calcext:value-type="float">
            <text:p>140,3811957189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12134123174356" calcext:value-type="float">
            <text:p>5,12134123174356</text:p>
          </table:table-cell>
          <table:table-cell table:formula="of:= [.F32]/[.G32]" office:value-type="float" office:value="199.94762185596" calcext:value-type="float">
            <text:p>199,947621855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75339439379494" calcext:value-type="float">
            <text:p>2,75339439379494</text:p>
          </table:table-cell>
          <table:table-cell table:formula="of:= [.F33]/[.G33]" office:value-type="float" office:value="371.904585230394" calcext:value-type="float">
            <text:p>371,9045852303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34899264963205" calcext:value-type="float">
            <text:p>7,34899264963205</text:p>
          </table:table-cell>
          <table:table-cell table:formula="of:= [.F34]/[.G34]" office:value-type="float" office:value="139.338824900209" calcext:value-type="float">
            <text:p>139,3388249002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68616623330371" calcext:value-type="float">
            <text:p>3,68616623330371</text:p>
          </table:table-cell>
          <table:table-cell table:formula="of:= [.F35]/[.G35]" office:value-type="float" office:value="277.795393693421" calcext:value-type="float">
            <text:p>277,7953936934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.92994603067737" calcext:value-type="float">
            <text:p>8,92994603067737</text:p>
          </table:table-cell>
          <table:table-cell table:formula="of:= [.F36]/[.G36]" office:value-type="float" office:value="114.67034587692" calcext:value-type="float">
            <text:p>114,670345876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04819904294624" calcext:value-type="float">
            <text:p>2,04819904294624</text:p>
          </table:table-cell>
          <table:table-cell table:formula="of:= [.F37]/[.G37]" office:value-type="float" office:value="499.951410253089" calcext:value-type="float">
            <text:p>499,951410253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.51874422578028" calcext:value-type="float">
            <text:p>6,51874422578028</text:p>
          </table:table-cell>
          <table:table-cell table:formula="of:= [.F38]/[.G38]" office:value-type="float" office:value="157.08546992077" calcext:value-type="float">
            <text:p>157,085469920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01502978122918" calcext:value-type="float">
            <text:p>2,01502978122918</text:p>
          </table:table-cell>
          <table:table-cell table:formula="of:= [.F39]/[.G39]" office:value-type="float" office:value="508.181074810395" calcext:value-type="float">
            <text:p>508,1810748103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39660786020272" calcext:value-type="float">
            <text:p>7,39660786020272</text:p>
          </table:table-cell>
          <table:table-cell table:formula="of:= [.F40]/[.G40]" office:value-type="float" office:value="138.441839739755" calcext:value-type="float">
            <text:p>138,4418397397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1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25834521774489" calcext:value-type="float">
            <text:p>7,25834521774489</text:p>
          </table:table-cell>
          <table:table-cell table:formula="of:= [.F41]/[.G41]" office:value-type="float" office:value="141.078988292892" calcext:value-type="float">
            <text:p>141,0789882928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7.58334001056683" calcext:value-type="float">
            <text:p>7,58334001056683</text:p>
          </table:table-cell>
          <table:table-cell table:formula="of:= [.F42]/[.G42]" office:value-type="float" office:value="135.032848134612" calcext:value-type="float">
            <text:p>135,0328481346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E+7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84506480482732" calcext:value-type="float">
            <text:p>5,84506480482732</text:p>
          </table:table-cell>
          <table:table-cell table:formula="of:= [.F43]/[.G43]" office:value-type="float" office:value="175.190529821722" calcext:value-type="float">
            <text:p>175,1905298217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97545622551455" calcext:value-type="float">
            <text:p>1,97545622551455</text:p>
          </table:table-cell>
          <table:table-cell table:formula="of:= [.F44]/[.G44]" office:value-type="float" office:value="518.361271069561" calcext:value-type="float">
            <text:p>518,361271069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2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1.8528194383303" calcext:value-type="float">
            <text:p>11,8528194383303</text:p>
          </table:table-cell>
          <table:table-cell table:formula="of:= [.F45]/[.G45]" office:value-type="float" office:value="86.3929468703904" calcext:value-type="float">
            <text:p>86,39294687039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3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19626586750367" calcext:value-type="float">
            <text:p>9,19626586750367</text:p>
          </table:table-cell>
          <table:table-cell table:formula="of:= [.F46]/[.G46]" office:value-type="float" office:value="111.34954282025" calcext:value-type="float">
            <text:p>111,349542820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.93870715817228" calcext:value-type="float">
            <text:p>5,93870715817228</text:p>
          </table:table-cell>
          <table:table-cell table:formula="of:= [.F47]/[.G47]" office:value-type="float" office:value="172.428101390867" calcext:value-type="float">
            <text:p>172,4281013908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9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788197926369" calcext:value-type="float">
            <text:p>2,788197926369</text:p>
          </table:table-cell>
          <table:table-cell table:formula="of:= [.F48]/[.G48]" office:value-type="float" office:value="367.26230599186" calcext:value-type="float">
            <text:p>367,262305991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.69844499884363" calcext:value-type="float">
            <text:p>2,69844499884363</text:p>
          </table:table-cell>
          <table:table-cell table:formula="of:= [.F49]/[.G49]" office:value-type="float" office:value="379.477810531182" calcext:value-type="float">
            <text:p>379,477810531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4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0.2592421653031" calcext:value-type="float">
            <text:p>10,2592421653031</text:p>
          </table:table-cell>
          <table:table-cell table:formula="of:= [.F50]/[.G50]" office:value-type="float" office:value="99.8124406755094" calcext:value-type="float">
            <text:p>99,81244067550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<text:span text:style-name="T3">Bignum_256_02.</text:span><text:span text:style-name="T4">dat</text:span>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E+77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.92441399972037" calcext:value-type="float">
            <text:p>1,92441399972037</text:p>
          </table:table-cell>
          <table:table-cell table:formula="of:= [.F51]/[.G51]" office:value-type="float" office:value="532.110034612508" calcext:value-type="float">
            <text:p>532,110034612508</text:p>
          </table:table-cell>
        </table:table-row>
      </table:table>
      <table:named-expressions/>
      <table:database-ranges>
        <table:database-range table:name="__Anonymous_Sheet_DB__0" table:target-range-address="'bignum_128_01.dat - 64 frascos'.A1:'bignum_128_01.dat - 64 frascos'.H51">
          <table:sort>
            <table:sort-by table:field-number="3" table:data-type="automatic"/>
          </table:sort>
        </table:database-range>
        <table:database-range table:name="__Anonymous_Sheet_DB__1" table:target-range-address="'bignum_128_02.dat - 64 frascos'.A1:'bignum_128_02.dat - 64 frascos'.H51">
          <table:sort>
            <table:sort-by table:field-number="3" table:data-type="automatic"/>
          </table:sort>
        </table:database-range>
        <table:database-range table:name="__Anonymous_Sheet_DB__2" table:target-range-address="'bignum_192_01.dat - 64 frascos'.A1:'bignum_192_01.dat - 64 frascos'.H51">
          <table:sort>
            <table:sort-by table:field-number="3" table:data-type="automatic"/>
          </table:sort>
        </table:database-range>
        <table:database-range table:name="__Anonymous_Sheet_DB__3" table:target-range-address="'bignum_192_02.dat - 64 frascos'.A2:'bignum_192_02.dat - 64 frascos'.I52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'bignum_256_01.dat - 64 frascos'.A1:'bignum_256_01.dat - 64 frascos'.H51">
          <table:sort>
            <table:sort-by table:field-number="3" table:data-type="automatic"/>
          </table:sort>
        </table:database-range>
        <table:database-range table:name="__Anonymous_Sheet_DB__5" table:target-range-address="'bignum_256_02.dat - 64 frascos'.A1:'bignum_256_02.dat - 64 frascos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6:23:11.320590</meta:creation-date>
    <dc:date>2019-05-24T17:28:15.940000000</dc:date>
    <meta:generator>LibreOffice/5.3.7.2$Windows_X86_64 LibreOffice_project/6b8ed514a9f8b44d37a1b96673cbbdd077e24059</meta:generator>
    <meta:editing-cycles>6</meta:editing-cycles>
    <meta:editing-duration>PT20M4S</meta:editing-duration>
    <meta:document-statistic meta:table-count="6" meta:cell-count="2449" meta:object-count="0"/>
  </office:meta>
</office:document-meta>
</file>